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erClassWithGenericParameter.methodReturnin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esNothingTest.validateFor_voidReturnType_should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esNothingTest.validateFor_voidObjec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esNothingTest.answer_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esNothingTest.validateFor_nonVoidReturnType_should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esNothingTest.answer_returns_null_for_generic_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esNothingTe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